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ter Light" fo:font-size="15pt" officeooo:rsid="0003f740" officeooo:paragraph-rsid="0003f740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Inter Light" fo:font-size="15pt" officeooo:rsid="0007979b" officeooo:paragraph-rsid="0007979b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Inter Light" fo:font-size="15pt" officeooo:rsid="00093d1c" officeooo:paragraph-rsid="00093d1c" style:font-size-asian="15pt" style:font-size-complex="15pt"/>
    </style:style>
    <style:style style:name="T1" style:family="text">
      <style:text-properties officeooo:rsid="000797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der this as my fi<text:span text:style-name="T1">r</text:span>st draft</text:p>
      <text:p text:style-name="P1"/>
      <text:p text:style-name="P2">as you can probably see that I’ve made a typing error. I don’t know what I’m writing. Haha. Consider this the second draft. See, I am working on a single file but I’m saying this is first draft, second draft and so on. Let’s save the file and send it to github.</text:p>
      <text:p text:style-name="P2"/>
      <text:p text:style-name="P3">As you just saw, I’m doing editing in only one document but the previous versions get saved on github. Also You can even the changes I made. The red line and green line. Git/Github lets me have a record of all my drafts/changes/edits while also having me only keep one piece of the document instead of making <text:line-break/><text:line-break/>“test-draft1, test-draft2, test-draft3 and so on….”</text:p>
      <text:p text:style-name="P3">see, it’s pretty convenient, ain’t it?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roid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Droid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1T23:44:15.321258979</dc:date>
    <meta:editing-duration>PT59M51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1" meta:paragraph-count="4" meta:word-count="127" meta:character-count="692" meta:non-whitespace-character-count="567"/>
  </office:meta>
</office:document-meta>
</file>